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2a795" officeooo:paragraph-rsid="0012a795"/>
    </style:style>
    <style:style style:name="P2" style:family="paragraph" style:parent-style-name="Text_20_body">
      <style:text-properties officeooo:paragraph-rsid="0014a1b8"/>
    </style:style>
    <style:style style:name="P3" style:family="paragraph" style:parent-style-name="Text_20_body">
      <style:text-properties officeooo:paragraph-rsid="0015468e"/>
    </style:style>
    <style:style style:name="T1" style:family="text">
      <style:text-properties officeooo:rsid="0014a1b8"/>
    </style:style>
    <style:style style:name="T2" style:family="text">
      <style:text-properties officeooo:rsid="001546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Strong_20_Emphasis">Design Decisions</text:span> </text:p>
      <text:p text:style-name="P1">Stevie Chryn</text:p>
      <text:p text:style-name="P1">15-Dec-24</text:p>
      <text:h text:style-name="Heading_20_2" text:outline-level="2">Justify development choices for your 3D scene.</text:h>
      <text:p text:style-name="P2"><text:tab/>The 3D scene was designed with a focus on <text:span text:style-name="T1">readability of the code and simplicity. The objects in the scene were objects that I had on my desk at the time,</text:span> a coffee cup, laptop, mouse, and remote. These choices were deliberate to provide a realistic context while allowing the scene to show <text:span text:style-name="T1">different</text:span> materials, textures, and lighting techniques. The coffee cup, for example, <text:span text:style-name="T1">shows how I can use</text:span> cylindrical and toroidal shapes, highlighting the flexibility of 3D modeling <text:span text:style-name="T1">using multiple objects</text:span>. The floor texture and object materials, <text:span text:style-name="T1">aside from the </text:span>porcelain, were chosen <text:span text:style-name="T1">mostly at random </text:span>to illustrate diverse surface properties like reflection and color dynamics. <text:span text:style-name="T1">The porcelain was chosen because that is what the cup was made of.</text:span> By using these objects and applying <text:span text:style-name="T1">the</text:span> textures, I was able to meet the functionality requirements of texture mapping, object transformations, and material definition. Each object also highlights different mesh types, showing the capability to create and render shapes in the scene.<text:line-break/></text:p>
      <text:h text:style-name="Heading_20_2" text:outline-level="2">Explain how a user can navigate your 3D scene</text:h>
      <text:p text:style-name="P3"><text:tab/>The scene allows the user to fully navigate the environment using horizontal, vertical, and depth-based movement. The camera is capable of <text:span text:style-name="T1">moving through</text:span> the X, Y, and Z axes, <text:span text:style-name="T1">making sure</text:span> that all objects in the scene are visible from <text:span text:style-name="T1">any angle that isn’t blocked by another object</text:span>. The W and S keys move the camera forward and backward along the Z-axis <text:span text:style-name="T2">relative to the camera</text:span>, while the A and D keys move it left and right along the X-axis <text:span text:style-name="T2">relative to the camera</text:span>. This <text:span text:style-name="T2">gives</text:span> the user <text:span text:style-name="T2">almost </text:span>complete freedom to explore the scene <text:span text:style-name="T2">how they please</text:span>. The Q key moves the camera upward, and the E key moves it downward <text:span text:style-name="T2">relative to the scene</text:span>, providing vertical navigation along the Y-axis.</text:p>
      <text:p text:style-name="P3"><text:tab/>In addition to movement, the user has full control over the orientation of the camera, allowing for nuanced adjustments to view the 3D objects from various perspectives. The cursor is used to adjust the orientation of the camera. Moving the mouse left and right rotates the camera left-right rotation, while moving the mouse up-down rotation. This allows the user to look in any direction without changing the camera's position. The mouse scroll wheel adjusts the movement speed of the camera, enabling finer control over how quickly the camera traverses the scene. <text:span text:style-name="T2">However I reversed the direction of the scroll. In the milestone where we learned about scroll and relating that to speed, up slowed the camera down and down made the camera faster. I thought this was counter intuitive so I revered it. </text:span></text:p>
      <text:p text:style-name="P3"><text:tab/>To <text:span text:style-name="T2">make</text:span> the navigation experience <text:span text:style-name="T2">even better</text:span>, the user can toggle between perspective and orthographic views of the 3D scene. By pressing 'P', the display switches from a 3D perspective view, <text:soft-page-break/>where objects appear smaller as they recede into the distance, to an orthographic 2D view, which maintains object sizes regardless of depth.</text:p>
      <text:p text:style-name="Text_20_body"/>
      <text:h text:style-name="Heading_20_2" text:outline-level="2">Explain the custom functions in your program that you are using to make your code more modular and organized.</text:h>
      <text:p text:style-name="P2"><text:tab/>The program <text:span text:style-name="T2">uses</text:span> custom functions to encapsulate key functionalities, making the code modular and organized. For instance, SetTransformations simplifies the process of applying scaling, rotation, and translation transformations to objects. It consolidates these steps into a single reusable function, ensuring that any object can be positioned and transformed consistently. Similarly, SetShaderColor, SetShaderTexture, and SetShaderMaterial encapsulate the logic for setting color values, applying textures, and defining material properties, respectively. These functions abstract complex operations like shader uniform updates, allowing developers to focus on high-level scene design rather than repetitive low-level code. Reusability is <text:span text:style-name="T2">shown</text:span> in how <text:span text:style-name="T2">I use </text:span>these functions <text:span text:style-name="T2">all</text:span> across <text:span text:style-name="T2">the</text:span> multiple objects, reducing duplication and improving maintainability. For instance, SetShaderMaterial can apply any material defined in DefineObjectMaterials, enabling easy customization and expansion of material option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5T22:07:07.655000000</meta:creation-date>
    <dc:date>2024-12-15T22:36:00.245000000</dc:date>
    <meta:editing-duration>PT7M4S</meta:editing-duration>
    <meta:editing-cycles>1</meta:editing-cycles>
    <meta:generator>LibreOffice/24.8.3.2$Windows_X86_64 LibreOffice_project/48a6bac9e7e268aeb4c3483fcf825c94556d9f92</meta:generator>
    <meta:document-statistic meta:table-count="0" meta:image-count="0" meta:object-count="0" meta:page-count="2" meta:paragraph-count="11" meta:word-count="637" meta:character-count="4091" meta:non-whitespace-character-count="3457"/>
  </office:meta>
</office:document-meta>
</file>